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1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794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k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h2</text:p>
          </table:table-cell>
          <table:table-cell office:value-type="string">
            <text:p>content</text:p>
          </table:table-cell>
        </table:table-row>
        <table:table-row table:style-name="ro2">
          <table:table-cell office:value-type="string">
            <text:p>[DEVICE] Urremme</text:p>
          </table:table-cell>
          <table:table-cell office:value-type="string">
            <text:p>Her finder du vores komplette udvalg af [DEVICE] urremme, vi har remme til alle [DEVICE]s ure.</text:p>
            <text:p>Du kan klikke videre til underkategorier, så du finder en rem, der passer til netop dit [DEVICE] smartwatch.</text:p>
            <text:p>Inde på produktsiderne har vi har også skrevet hvilke modeller, remmen passer til, så du ikke er i tvivl.</text:p>
            <text:p>Du kan finde mange &lt;b&gt;billige urremme til [DEVICE]&lt;/b&gt;, der passer til lige dit ur og stil.</text:p>
            <text:p>Husk at når du bestiller for mere end 199kroner, så betaler vi fragten.</text:p>
          </table:table-cell>
        </table:table-row>
      </table:table>
      <table:table table:name="se" table:style-name="ta1" table:print="false">
        <table:table-column table:style-name="co2" table:number-columns-repeated="2" table:default-cell-style-name="Default"/>
        <table:table-row table:style-name="ro1">
          <table:table-cell office:value-type="string">
            <text:p>h2</text:p>
          </table:table-cell>
          <table:table-cell office:value-type="string">
            <text:p>content</text:p>
          </table:table-cell>
        </table:table-row>
        <table:table-row table:style-name="ro1">
          <table:table-cell table:number-columns-repeated="2" office:value-type="string">
            <text:p>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6">12/06/2022</text:date>, <text:time>12:2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06T12:26:22</dc:date>
    <meta:generator>OpenOffice/4.1.13$Unix OpenOffice.org_project/4113m1$Build-9810</meta:generator>
    <meta:editing-duration>PT28S</meta:editing-duration>
    <meta:editing-cycles>2</meta:editing-cycles>
    <meta:document-statistic meta:table-count="2" meta:cell-count="8" meta:object-count="0"/>
  </office:meta>
</office:document-meta>
</file>